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master-page-name="MP0">
      <style:paragraph-properties style:page-number="auto" fo:break-before="page"/>
      <style:text-properties fo:color="#000000" fo:font-weight="normal" style:font-weight-asian="normal" style:font-weight-complex="normal"/>
    </style:style>
    <style:style style:name="P4" style:family="paragraph" style:parent-style-name="Text_20_body">
      <style:text-properties fo:color="#000000" fo:font-style="italic" style:text-underline-style="solid" style:text-underline-width="auto" style:text-underline-color="font-color" fo:font-weight="normal" style:text-underline-mode="continuous" style:text-overline-mode="continuous" style:text-line-through-mode="continuous" style:font-style-asian="italic" style:font-weight-asian="normal" style:font-style-complex="italic" style:font-weight-complex="normal"/>
    </style:style>
    <style:style style:name="P5" style:family="paragraph" style:parent-style-name="Text_20_body">
      <style:text-properties fo:color="#000000" fo:font-weight="normal" style:font-weight-asian="normal" style:font-weight-complex="normal"/>
    </style:style>
    <style:style style:name="P6" style:family="paragraph" style:parent-style-name="Text_20_body">
      <style:paragraph-properties fo:text-align="center" style:justify-single-word="false"/>
      <style:text-properties fo:color="#000000" fo:font-weight="normal" style:font-weight-asian="normal" style:font-weight-complex="normal"/>
    </style:style>
    <style:style style:name="T1" style:family="text">
      <style:text-properties fo:color="#002060"/>
    </style:style>
    <style:style style:name="T2" style:family="text">
      <style:text-properties fo:color="#002060" fo:language="fr" fo:country="FR"/>
    </style:style>
    <style:style style:name="T3" style:family="text">
      <style:text-properties fo:color="#002060" fo:language="fr" fo:country="FR" fo:font-weight="bold" style:font-weight-asian="bold" style:font-weight-complex="bold"/>
    </style:style>
    <style:style style:name="T4" style:family="text">
      <style:text-properties fo:color="#002060" fo:language="fr" fo:country="FR" fo:background-color="#ffff00"/>
    </style:style>
    <style:style style:name="T5" style:family="text">
      <style:text-properties fo:color="#002060" fo:font-weight="bold" style:font-weight-asian="bold" style:font-weight-complex="bold"/>
    </style:style>
    <style:style style:name="T6" style:family="text">
      <style:text-properties fo:color="#000000"/>
    </style:style>
    <style:style style:name="T7" style:family="text">
      <style:text-properties fo:color="#000000" fo:language="fr" fo:country="FR"/>
    </style:style>
    <style:style style:name="T8" style:family="text">
      <style:text-properties fo:color="#000000" fo:language="fr" fo:country="FR" fo:font-weight="bold" style:font-weight-asian="bold" style:font-weight-complex="bold"/>
    </style:style>
    <style:style style:name="T9" style:family="text">
      <style:text-properties fo:color="#000000" fo:language="fr" fo:country="FR" fo:background-color="#ffff00"/>
    </style:style>
    <style:style style:name="T10" style:family="text">
      <style:text-properties fo:color="#000000" fo:language="fr" fo:country="FR" fo:font-weight="normal" style:font-weight-asian="normal" style:font-weight-complex="normal"/>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language="fr" fo:country="FR"/>
    </style:style>
    <style:style style:name="T16" style:family="text">
      <style:text-properties fo:language="fr" fo:country="FR" fo:font-weight="bold" style:font-weight-asian="bold" style:font-weight-complex="bold"/>
    </style:style>
    <style:style style:name="T17" style:family="text">
      <style:text-properties fo:language="fr" fo:country="FR" fo:background-color="#ffff00"/>
    </style:style>
    <style:style style:name="T1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affre Maeva</text:p>
      <text:p text:style-name="P2">Groupe 6A</text:p>
      <text:p text:style-name="P2">L2 INFO</text:p>
      <text:p text:style-name="P6">DM communication professionnelle</text:p>
      <text:p text:style-name="P6">Info S3</text:p>
      <text:p text:style-name="P6">Rédaction de mails professionnels</text:p>
      <text:p text:style-name="P2"><text:span text:style-name="T14">Exercice 1</text:span></text:p>
      <text:p text:style-name="P5">Objet : Remise travail.</text:p>
      <text:p text:style-name="P5">Bonjour Madame,</text:p>
      <text:p text:style-name="Text_20_body"><text:span text:style-name="Police_20_par_20_défaut"><text:span text:style-name="T12">Je suis </text:span></text:span><text:span text:style-name="Police_20_par_20_défaut"><text:span text:style-name="T10">un étudiant du</text:span></text:span><text:span text:style-name="Police_20_par_20_défaut"><text:span text:style-name="T12"> groupe 2</text:span></text:span><text:span text:style-name="Police_20_par_20_défaut"><text:span text:style-name="T10">. Je vous envoie ce mail afin de m’excuser</text:span></text:span><text:span text:style-name="Police_20_par_20_défaut"><text:span text:style-name="T12"> de vous envoyer mon travail individuel par mail</text:span></text:span><text:span text:style-name="Police_20_par_20_défaut"><text:span text:style-name="T10">. En effet, j</text:span></text:span><text:span text:style-name="Police_20_par_20_défaut"><text:span text:style-name="T12">'ai essayé avec le lien nextcloud que vous avez envoyé mais, je n'ai pas réussi à vous remettre mon travail.</text:span></text:span></text:p>
      <text:p text:style-name="P5">Cordialement.</text:p>
      <text:p text:style-name="P5">Charles Eston</text:p>
      <text:p text:style-name="P5">L2 INFO</text:p>
      <text:p text:style-name="P5">Groupe 2</text:p>
      <text:p text:style-name="P5"/>
      <text:p text:style-name="P2"><text:span text:style-name="T14">Exercice 2</text:span></text:p>
      <text:p text:style-name="P5">Objet: Difficultés cours à distance.</text:p>
      <text:p text:style-name="P5">Bonjour Monsieur,</text:p>
      <text:p text:style-name="Text_20_body"><text:span text:style-name="Police_20_par_20_défaut"><text:span text:style-name="T12">Je suis étudiante en l2 info, groupe 6A</text:span></text:span><text:span text:style-name="Police_20_par_20_défaut"><text:span text:style-name="T10"> et </text:span></text:span><text:span text:style-name="Police_20_par_20_défaut"><text:span text:style-name="T12">je vous envoie ce mail pour faire part de mes difficultés à suivre les cours de manière efficace. Mon espace de travail </text:span></text:span><text:span text:style-name="Police_20_par_20_défaut"><text:span text:style-name="T10">se situe</text:span></text:span><text:span text:style-name="Police_20_par_20_défaut"><text:span text:style-name="T12"> ma chambre</text:span></text:span><text:span text:style-name="Police_20_par_20_défaut"><text:span text:style-name="T10"> et</text:span></text:span><text:span text:style-name="Police_20_par_20_défaut"><text:span text:style-name="T12"> je la partage avec mon petit frère de douze ans</text:span></text:span><text:span text:style-name="Police_20_par_20_défaut"><text:span text:style-name="T10">. D</text:span></text:span><text:span text:style-name="Police_20_par_20_défaut"><text:span text:style-name="T12">e plus, ma connexion internet n'est pas fiable. </text:span></text:span><text:span text:style-name="Police_20_par_20_défaut"><text:span text:style-name="T10">Serai</text:span></text:span><text:span text:style-name="Police_20_par_20_défaut"><text:span text:style-name="T12">t-il possible de prendre en compte cette contrainte d</text:span></text:span><text:span text:style-name="Police_20_par_20_défaut"><text:span text:style-name="T10">ans</text:span></text:span><text:span text:style-name="Police_20_par_20_défaut"><text:span text:style-name="T12"> mes résultats à venir s’il vous plaît ? </text:span></text:span></text:p>
      <text:p text:style-name="Text_20_body"><text:span text:style-name="Police_20_par_20_défaut"><text:span text:style-name="T10">En vous </text:span></text:span><text:span text:style-name="Police_20_par_20_défaut"><text:span text:style-name="T12">remerc</text:span></text:span><text:span text:style-name="Police_20_par_20_défaut"><text:span text:style-name="T10">iant</text:span></text:span><text:span text:style-name="Police_20_par_20_défaut"><text:span text:style-name="T12"> </text:span></text:span><text:span text:style-name="Police_20_par_20_défaut"><text:span text:style-name="T10">par avance pour</text:span></text:span><text:span text:style-name="Police_20_par_20_défaut"><text:span text:style-name="T12"> votre compréhension.</text:span></text:span></text:p>
      <text:p text:style-name="P5">Cordialement.</text:p>
      <text:p text:style-name="P5">Maeva Lesaffre</text:p>
      <text:p text:style-name="P5">L2 INFO</text:p>
      <text:p text:style-name="P5">Groupe 6A</text:p>
      <text:p text:style-name="P2"><text:span text:style-name="T14">Execice 3</text:span></text:p>
      <text:p text:style-name="P5">Objet: Remerciements pour vos cours.</text:p>
      <text:p text:style-name="P5">Bonjour Madame Besson,</text:p>
      <text:p text:style-name="Text_20_body"><text:span text:style-name="Police_20_par_20_défaut"><text:span text:style-name="T12">Je suis </text:span></text:span><text:span text:style-name="Police_20_par_20_défaut"><text:span text:style-name="T10">l’</text:span></text:span><text:span text:style-name="Police_20_par_20_défaut"><text:span text:style-name="T12">une de vos étudiante en l2 info, groupe 6A, et j</text:span></text:span><text:span text:style-name="Police_20_par_20_défaut"><text:span text:style-name="T10">e vous envoie ce mail car je tenais</text:span></text:span><text:span text:style-name="Police_20_par_20_défaut"><text:span text:style-name="T12"> à vous remercier pour vos cours un peu farfelu</text:span></text:span><text:span text:style-name="Police_20_par_20_défaut"><text:span text:style-name="T10">s</text:span></text:span><text:span text:style-name="Police_20_par_20_défaut"><text:span text:style-name="T12"> il faut l'avouer, mais dynamique</text:span></text:span><text:span text:style-name="Police_20_par_20_défaut"><text:span text:style-name="T10">s</text:span></text:span><text:span text:style-name="Police_20_par_20_défaut"><text:span text:style-name="T12"> et jovial</text:span></text:span><text:span text:style-name="Police_20_par_20_défaut"><text:span text:style-name="T10">s</text:span></text:span><text:span text:style-name="Police_20_par_20_défaut"><text:span text:style-name="T12"> grâce à la bonne humeur que vous dégagiez. J'espère que cette même énergie va me poursuivre dans la suite de mes études. Je vous souhaite d'enseigner encore longtemps vos cours avec la même énergie.</text:span></text:span></text:p>
      <text:p text:style-name="P5">Codialement.</text:p>
      <text:p text:style-name="P5">Maeva Lesaffre</text:p>
      <text:p text:style-name="P5">L2 INFO</text:p>
      <text:p text:style-name="P5">Groupe 6A</text:p>
      <text:p text:style-name="P4"/>
      <text:p text:style-name="P5"><text:soft-page-break/><text:span text:style-name="T14">Exercice 3</text:span></text:p>
      <text:p text:style-name="P5">Objet : Demande d'interview suite à votre nomination au Prix Nobel 2020.</text:p>
      <text:p text:style-name="P5">Bonjour Monsieur Dupont,</text:p>
      <text:p text:style-name="Text_20_body"><text:span text:style-name="Police_20_par_20_défaut"><text:span text:style-name="T12">Je</text:span></text:span><text:span text:style-name="Police_20_par_20_défaut"><text:span text:style-name="T10"> vous envoie ce mail afin de vous</text:span></text:span><text:span text:style-name="Police_20_par_20_défaut"><text:span text:style-name="T12"> féliciter pour votre nomination au Prix Nobel de la Physique 2020, possible grâce à vos recherches et travaux entrepris durant votre carrière d'enseignant chercheur.</text:span></text:span></text:p>
      <text:p text:style-name="Text_20_body"><text:span text:style-name="Police_20_par_20_défaut"><text:span text:style-name="T12">Je suis étudiante à l'université de lille et je fais partie du club presse</text:span></text:span><text:span text:style-name="Police_20_par_20_défaut"><text:span text:style-name="T10">. De ce fait, j</text:span></text:span><text:span text:style-name="Police_20_par_20_défaut"><text:span text:style-name="T12">e viens donc vers vous demander une interview afin de rédiger un article sur votre nomination.</text:span></text:span></text:p>
      <text:p text:style-name="P5">Cordialement.</text:p>
      <text:p text:style-name="P5">Maeva Lesaffre</text:p>
      <text:p text:style-name="P5">L2 INFO</text:p>
      <text:p text:style-name="P5">Groupe 6A</text:p>
      <text:p text:style-name="P5"/>
      <text:p text:style-name="P5"><text:span text:style-name="T14">Exercice 4</text:span></text:p>
      <text:p text:style-name="Text_20_body"><text:span text:style-name="Police_20_par_20_défaut"><text:span text:style-name="T12">Objet :</text:span></text:span><text:span text:style-name="Police_20_par_20_défaut"><text:span text:style-name="T10"> Proposition pour un de vos cours</text:span></text:span></text:p>
      <text:p text:style-name="P5">Bonjour Madame,</text:p>
      <text:p text:style-name="Text_20_body"><text:span text:style-name="Police_20_par_20_défaut"><text:span text:style-name="T12">Je suis une de vos étudiante eu deuxième année d'informatique, dans le groupe 6A</text:span></text:span><text:span text:style-name="Police_20_par_20_défaut"><text:span text:style-name="T10">. J</text:span></text:span><text:span text:style-name="Police_20_par_20_défaut"><text:span text:style-name="T12">'ai cours avec vous le mardi après-midi. Je vous envoie ce mail afin que vous consultiez ce document sur le site lebigdata.fr avec le lien suivant (</text:span></text:span><text:a xlink:type="simple" xlink:href="https://www.lebigdata.fr/ucl-top-20-menaces-ia#:~:text=Ainsi%2C%20Elon%20Musk%20estime%20que,d'ici%20seulement%205%20ans.&amp;text=Les%2020%20menaces%20ont%20été,de%20danger%20qu'elles%20représenten" office:target-frame-name="_top" xlink:show="replace" text:style-name="Internet_20_link" text:visited-style-name="Visited_20_Internet_20_Link"><text:span text:style-name="Lien_20_hypertexte"><text:span text:style-name="T12">https://www.lebigdata.fr/ucl-top-20-menaces-ia#:~:text=Ainsi%2C%20Elon%20Musk%20estime%20que,d'ici%20seulement%205%20ans.&amp;text=Les%2020%20menaces%20ont%20%C3%A9t%C3%A9,de%20danger%20qu'elles%20repr%C3%A9senten</text:span></text:span></text:a><text:span text:style-name="Police_20_par_20_défaut"><text:span text:style-name="T12">)</text:span></text:span><text:span text:style-name="Police_20_par_20_défaut"><text:span text:style-name="T10">. L</text:span></text:span><text:span text:style-name="Police_20_par_20_défaut"><text:span text:style-name="T12">e but avec votre accord est d'ouvrir le débat au prochain cours, car je trouve que cet</text:span></text:span><text:span text:style-name="Police_20_par_20_défaut"><text:span text:style-name="T10"> </text:span></text:span><text:span text:style-name="Police_20_par_20_défaut"><text:span text:style-name="T12">article est très intéressant</text:span></text:span><text:span text:style-name="Police_20_par_20_défaut"><text:span text:style-name="T10">. En effet, il </text:span></text:span><text:span text:style-name="Police_20_par_20_défaut"><text:span text:style-name="T12">nous rend plus sensible aux technologies avec lesquel</text:span></text:span><text:span text:style-name="Police_20_par_20_défaut"><text:span text:style-name="T10">le</text:span></text:span><text:span text:style-name="Police_20_par_20_défaut"><text:span text:style-name="T12">s nous travaillerons dans le futur</text:span></text:span><text:span text:style-name="Police_20_par_20_défaut"><text:span text:style-name="T10">. A </text:span></text:span><text:span text:style-name="Police_20_par_20_défaut"><text:span text:style-name="T12">la fin de cet échange, </text:span></text:span><text:span text:style-name="Police_20_par_20_défaut"><text:span text:style-name="T10">nous pourrions </text:span></text:span><text:span text:style-name="Police_20_par_20_défaut"><text:span text:style-name="T12">avoir des élèves </text:span></text:span><text:span text:style-name="Police_20_par_20_défaut"><text:span text:style-name="T10">qui auraient développer</text:span></text:span><text:span text:style-name="Police_20_par_20_défaut"><text:span text:style-name="T12"> une nouvelle vocation, ou un but dans la programmation. Je vous remercie d'avoir pris le temps de lire ce mail.</text:span></text:span></text:p>
      <text:p text:style-name="P5">Cordialement.</text:p>
      <text:p text:style-name="P5">Maeva Lesaffre</text:p>
      <text:p text:style-name="P5">L2 INFO</text:p>
      <text:p text:style-name="Text_20_body"><text:span text:style-name="Police_20_par_20_défaut"><text:span text:style-name="T12">Groupe 6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Gothic" svg:font-family="'MS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Gothic"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creator>maeva lesaffre</dc:creator>
    <meta:creation-date>2009-04-16T11:32:00Z</meta:creation-date>
    <dc:date>2020-12-14T23:51:39.74</dc:date>
    <meta:editing-cycles>65</meta:editing-cycles>
    <meta:editing-duration>PT2H12M17S</meta:editing-duration>
    <meta:document-statistic meta:table-count="0" meta:image-count="0" meta:object-count="0" meta:page-count="2" meta:paragraph-count="48" meta:word-count="477" meta:character-count="2972"/>
    <meta:user-defined meta:name="Info 1"/>
    <meta:user-defined meta:name="Info 2"/>
    <meta:user-defined meta:name="Info 3"/>
    <meta:user-defined meta:name="Info 4"/>
    <meta:template xlink:type="simple" xlink:actuate="onRequest" xlink:title="" xlink:href="Normal"/>
  </office:meta>
</office:document-meta>
</file>